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cc3bb" officeooo:paragraph-rsid="001cc3bb"/>
    </style:style>
    <style:style style:name="P2" style:family="paragraph" style:parent-style-name="Text_20_body">
      <style:text-properties officeooo:paragraph-rsid="001cc3bb"/>
    </style:style>
    <style:style style:name="P3" style:family="paragraph" style:parent-style-name="Header">
      <style:text-properties officeooo:rsid="00199d29" officeooo:paragraph-rsid="00199d29"/>
    </style:style>
    <style:style style:name="P4" style:family="paragraph" style:parent-style-name="Header">
      <style:text-properties officeooo:rsid="001f142c" officeooo:paragraph-rsid="001f142c"/>
    </style:style>
    <style:style style:name="P5" style:family="paragraph" style:parent-style-name="Heading_20_2" style:master-page-name="Chapter_20_Page">
      <style:paragraph-properties style:page-number="auto" fo:break-before="page"/>
      <style:text-properties officeooo:rsid="0014697e" officeooo:paragraph-rsid="0014697e"/>
    </style:style>
    <style:style style:name="T1" style:family="text">
      <style:text-properties officeooo:rsid="001f142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Forward</text:h>
      <text:p text:style-name="P1">I have taught BASV 316, Introductory Methods of Analysis, online for the University of Arizona in Sierra Vista since 2010 and enjoy working with students on research methodology. I wanted a textbook that presented research in a practical way so students could use the lessons learned in their own research projects. I found an excellent book but over the years the cost of that book increased to the point that I felt like it was an unfair burden on students. </text:p>
      <text:p text:style-name="P1">I began by looking for an acceptable “open source” book since authors make those available to students free of charge and I could modify the book to meet my own objectives. I could not find any that were focused on business research though I tried for several years—and keep looking to this day. I did, though, find a few open source books about research in the social and psychological sciences that were reasonably close to what I needed. So, I modified those books to emphasize business research and then provided my work to students free of charge. </text:p>
      <text:p text:style-name="P1">The following books were the major sources for this book. They are all open source and published under a Creative Commons license that permitted me to copy and modify them.</text:p>
      <text:p text:style-name="List_20_Contents"><text:s text:c="4"/>• Bhattacherjee, Anol, Social Science Research: Principles, Methods, and Practices, found at <text:a xlink:type="simple" xlink:href="http://scholarcommons.usf.edu/oa_textbooks/3/" text:style-name="Internet_20_link" text:visited-style-name="Visited_20_Internet_20_Link">http://scholarcommons.usf.edu/oa_textbooks/3/</text:a></text:p>
      <text:p text:style-name="List_20_Contents"><text:s text:c="4"/>• Blackstone, Amy, Principles of Sociological Inquiry: Qualitative and Quantitative Methods, found at <text:a xlink:type="simple" xlink:href="https://open.umn.edu/opentextbooks/BookDetail.aspx?bookId=139" text:style-name="Internet_20_link" text:visited-style-name="Visited_20_Internet_20_Link">https://open.umn.edu/opentextbooks/BookDetail.aspx?bookId=139</text:a></text:p>
      <text:p text:style-name="List_20_Contents"><text:s text:c="4"/>• Price, Paul, Research Methods in Psychology, found at <text:a xlink:type="simple" xlink:href="http://open.lib.umn.edu/psychologyresearchmethods/" text:style-name="Internet_20_link" text:visited-style-name="Visited_20_Internet_20_Link">http://open.lib.umn.edu/psychologyresearchmethods/</text:a>. Note: this book was later updated by Price and posted in HTML format at https://github.com/CrumpLab/ResearchMethods.</text:p>
      <text:p text:style-name="Text_20_Body_20_Top_20_Space">Three goals shaped the choices made about the topics covered by the text and how those topics are presented. </text:p>
      <text:p text:style-name="List_20_Contents"><text:s text:c="4"/>• The topics must have relevance for business students. </text:p>
      <text:p text:style-name="List_20_Contents"><text:s text:c="4"/>• Both qualitative and quantitative research methods are given roughly equal attention since both types of research are used in business. </text:p>
      <text:p text:style-name="List_20_Contents"><text:s text:c="4"/>• The text is engaging and readable.</text:p>
      <text:p text:style-name="Text_20_Body_20_Top_20_Space">While the book is useful in its current form, I will continually update it based on emerging trends in research. </text:p>
      <text:p text:style-name="P1">This book is published under a <text:span text:style-name="T2">Creative Commons Attribution-NonCommercial-ShareAlike</text:span> license, just like the books that provided its foundation. The source <text:span text:style-name="T3">was written with LibreOffice and </text:span>is available at my GitHub account: <text:a xlink:type="simple" xlink:href="http://bit.ly/2xIjzXL" text:style-name="Internet_20_link" text:visited-style-name="Visited_20_Internet_20_Link">http://bit.ly/2xIjzXL</text:a>. It is my hope that students can use this book to learn about business research and other instructors can modify and use it for their own classes.</text:p>
      <text:p text:style-name="P1">—George Sel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axial" draw:start-color="#ffffff" draw:end-color="#d6e5fb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in" loext:contextual-spacing="true" style:page-number="auto"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fo:font-size="11pt" style:font-size-asian="10.5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nterest_20_Frame_20_Heading" style:display-name="Interest Frame Heading" style:family="paragraph" style:parent-style-name="Heading_20_9" style:next-style-name="Interest_20_Frame_20_Contents" style:default-outline-level="" style:list-style-name="">
      <style:text-properties fo:color="#00599d" style:font-name="Calibri" fo:font-family="Calibri" style:font-style-name="Regular" style:font-family-generic="swiss" style:font-pitch="variable" style:text-underline-style="solid" style:text-underline-width="auto" style:text-underline-color="#00599d" fo:font-weight="bold"/>
    </style:style>
    <style:style style:name="Interest_20_Frame_20_Contents" style:display-name="Interest Frame Contents" style:family="paragraph" style:parent-style-name="Frame_20_contents">
      <style:text-properties style:font-size-asian="10.5pt"/>
    </style:style>
    <style:style style:name="Marginalia_20_Contents" style:display-name="Marginalia Contents" style:family="paragraph" style:parent-style-name="Frame_20_contents">
      <style:text-properties fo:font-size="9.5pt" fo:font-style="italic" style:font-size-asian="10.5pt"/>
    </style:style>
    <style:style style:name="Frame_20_contents" style:display-name="Frame contents" style:family="paragraph" style:parent-style-name="Standard" style:class="extra">
      <style:text-properties fo:font-size="11pt" fo:font-style="normal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Calibri" fo:font-family="Calibri" style:font-style-name="Regular" style:font-family-generic="swiss" style:font-pitch="variable" fo:font-size="14pt" fo:font-weight="normal" style:font-size-asian="85%" style:font-weight-asian="normal" style:font-size-complex="85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Calibri1" fo:font-family="Calibri" style:font-style-name="Italic" style:font-family-generic="swiss" style:font-pitch="variable" fo:font-size="11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" fo:font-family="Calibri" style:font-style-name="Regular" style:font-family-generic="swiss" style:font-pitch="variable" fo:font-size="125%" fo:font-weight="normal" style:font-size-asian="101%" style:font-weight-asian="normal" style:font-size-complex="101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Chapter_20_Page">
      <loext:graphic-properties draw:fill="none" draw:fill-color="#729fcf"/>
      <style:paragraph-properties fo:margin-left="0in" fo:margin-right="0in" fo:margin-top="0.5in" fo:margin-bottom="0.0799in" loext:contextual-spacing="false" fo:text-indent="0in" style:auto-text-indent="false" style:page-number="auto" fo:break-before="auto" fo:break-after="auto" fo:background-color="transparent" fo:padding="0.0201in" fo:border-left="none" fo:border-right="none" fo:border-top="0.06pt solid #00599d" fo:border-bottom="none">
        <style:tab-stops/>
      </style:paragraph-properties>
      <style:text-properties fo:color="#00599d" style:font-name="Calibri" fo:font-family="Calibri" style:font-style-name="Regular" style:font-family-generic="swiss" style:font-pitch="variable" fo:font-size="150%" fo:font-weight="bold" style:font-size-asian="115%" style:font-weight-asian="normal" style:font-size-complex="115%" style:font-weight-complex="normal" style:text-overline-style="none" style:text-overline-color="#00599d"/>
    </style:style>
    <style:style style:name="Heading_20_1" style:display-name="Heading 1" style:family="paragraph" style:parent-style-name="Heading" style:next-style-name="Text_20_body" style:default-outline-level="1" style:class="text" style:master-page-name="Left_20_Page">
      <style:paragraph-properties fo:margin-left="0in" fo:margin-right="0in" fo:margin-top="4in" fo:margin-bottom="0.5in" loext:contextual-spacing="false" fo:text-align="center" style:justify-single-word="false" fo:text-indent="0in" style:auto-text-indent="false" style:page-number="auto" fo:break-before="auto" fo:break-after="auto" fo:padding="0.0201in" fo:border="none" fo:keep-with-next="auto"/>
      <style:text-properties fo:font-variant="small-caps" fo:color="#00599d" style:font-name="Carlito" fo:font-family="Carlito" style:font-style-name="Regular" style:font-family-generic="swiss" style:font-pitch="variable" fo:font-size="175%" style:text-underline-style="solid" style:text-underline-width="bold" style:text-underline-color="#00599d" fo:font-weight="bold" style:font-size-asian="130%" style:font-weight-asian="normal" style:font-size-complex="130%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color="#00599d" style:font-name="Franklin Gothic Medium" fo:font-family="'Franklin Gothic Medium'" style:font-style-name="Regular" style:font-family-generic="swiss" style:font-pitch="variable" fo:font-size="18pt" style:font-size-asian="18pt" style:font-size-complex="18pt"/>
    </style:style>
    <style:style style:name="Title" style:family="paragraph" style:parent-style-name="Heading" style:next-style-name="Text_20_body" style:class="chapter">
      <loext:graphic-properties draw:fill="solid" draw:fill-color="#d6e5fb"/>
      <style:paragraph-properties fo:text-align="center" style:justify-single-word="false" fo:background-color="#d6e5fb" fo:padding="0.0193in" fo:border-left="none" fo:border-right="none" fo:border-top="0.74pt solid #000000" fo:border-bottom="0.74pt solid #000000">
        <style:tab-stops/>
      </style:paragraph-properties>
      <style:text-properties fo:color="#00599d" style:font-name="Segoe UI Black" fo:font-family="'Segoe UI Black'" style:font-style-name="Regular" style:font-family-generic="swiss" style:font-pitch="variable" fo:font-size="28pt" fo:font-weight="900" fo:background-color="transparent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_20_Top_20_Space" style:display-name="Text Body Top Space" style:family="paragraph" style:parent-style-name="Text_20_body">
      <style:paragraph-properties fo:margin-top="0.1in" fo:margin-bottom="0.1in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 style:master-page-name="">
      <style:paragraph-properties style:page-number="auto"/>
      <style:text-properties fo:color="#ffffff" fo:font-weight="bold" style:font-size-asian="10.5pt"/>
    </style:style>
    <style:style style:name="Book_20_Part_20_Text" style:display-name="Book Part Text" style:family="paragraph" style:parent-style-name="Text_20_body">
      <style:paragraph-properties fo:margin-left="1.5in" fo:margin-right="1.5in" fo:text-indent="0in" style:auto-text-indent="false"/>
      <style:text-properties fo:font-style="italic" style:font-size-asian="10.5pt"/>
    </style:style>
    <style:style style:name="Part_20_Text" style:display-name="Part Text" style:family="paragraph" style:parent-style-name="Text_20_body">
      <style:paragraph-properties fo:margin-left="2in" fo:margin-right="2in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Title_20_Page_20_Frame" style:display-name="Title Page Frame" style:family="graphic" style:parent-style-name="Frame">
      <style:graphic-properties svg:x="0in" svg:y="0in" style:wrap="none" style:vertical-pos="middle" style:vertical-rel="page" style:horizontal-pos="center" style:horizontal-rel="page" fo:background-color="transparent" draw:fill="none" draw:fill-color="#adc5e7" fo:padding="0.0591in" fo:border="none" style:shadow="none" draw:shadow-opacity="100%" draw:textarea-vertical-align="middle"/>
    </style:style>
    <style:style style:name="Interest_20_Frame" style:display-name="Interest Frame" style:family="graphic" style:parent-style-name="Frame">
      <style:graphic-properties svg:x="0in" style:wrap="none" style:horizontal-pos="center" style:horizontal-rel="page-content" fo:background-color="#ebf2fd" style:background-transparency="0%" draw:fill="gradient" draw:fill-color="#ebf2fd" draw:fill-gradient-name="gradient" draw:gradient-step-count="139" draw:opacity="100%" fo:padding="0.0591in" fo:border-left="none" fo:border-right="none" fo:border-top="0.99pt solid #0066b3" fo:border-bottom="0.99pt solid #0066b3" style:shadow="none" draw:shadow-opacity="100%" style:flow-with-text="true"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-0.25in" svg:y="0in" fo:margin-left="0in" fo:margin-right="0.2in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d29" officeooo:paragraph-rsid="00199d29"/>
    </style:style>
    <style:style style:name="MP2" style:family="paragraph" style:parent-style-name="Header">
      <style:text-properties officeooo:rsid="001f142c" officeooo:paragraph-rsid="001f142c"/>
    </style:style>
    <style:style style:name="MT1" style:family="text">
      <style:text-properties officeooo:rsid="001f142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51pt solid #00599d" fo:border-left="none" fo:border-right="none" fo:padding="0.0201in" style:shadow="none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1in" fo:margin-bottom="1in" fo:margin-left="1.25in" fo:margin-right="1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hapter_20_Page" style:display-name="Chapter Page" style:page-layout-name="Mpm2">
      <style:header>
        <text:p text:style-name="Header"><text:chapter text:display="number-and-name" text:outline-level="2">Forward</text:chapter><text:tab/><text:span text:style-name="MT1">Business Research Methods<text:tab/>Page </text:span><text:span text:style-name="MT1"><text:page-number text:select-page="current">1</text:page-number></text:span></text:p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Copyright" style:page-layout-name="Mpm5" style:next-style-name="Table_20_of_20_Contents">
      <style:header>
        <text:p text:style-name="Header"/>
      </style:header>
    </style:master-page>
    <style:master-page style:name="Table_20_of_20_Contents" style:display-name="Table of Contents" style:page-layout-name="Mpm6" style:next-style-name="Chapter_20_Page">
      <style:header>
        <text:p text:style-name="MP2">Table of Contents<text:tab/>Business Research Methods<text:tab/></text:p>
      </style:header>
    </style:master-page>
    <style:master-page style:name="Landscape" style:page-layout-name="Mpm7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HTML" style:page-layout-name="Mpm9">
      <style:header>
        <text:p text:style-name="Header"/>
      </style:header>
    </style:master-page>
    <style:master-page style:name="Index" style:page-layout-name="Mpm10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First_20_Page" style:display-name="First Page" style:page-layout-name="Mpm1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I</dc:title>
    <dc:date>2018-06-24T08:37:15.218000000</dc:date>
    <dc:creator>George Self</dc:creator>
    <meta:editing-duration>PT4M56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6" meta:word-count="410" meta:character-count="2680" meta:non-whitespace-character-count="2256"/>
    <meta:template xlink:type="simple" xlink:actuate="onRequest" xlink:title="" xlink:href="../basv316.odm" meta:date="2018-06-24T08:36:17.880000000"/>
  </office:meta>
</office:document-meta>
</file>